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40D26FC67E671C5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812cm, 6.785cm, 15.485cm, 8.62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399cm" svg:height="11.602cm" svg:x="0.301cm" svg:y="0.3cm">
          <draw:image xlink:href="Pictures/10000000000005E8000007E040D26FC67E671C5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17:19:07.296584867</dc:date>
    <meta:editing-duration>PT2M40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